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 style:list-style-name="L1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etting Up Custom Fonts in React Native CLI</text:span></text:p>
      <text:p text:style-name="Text_20_body"><text:span text:style-name="T1"/></text:p>
      <text:p text:style-name="Text_20_body"><text:span text:style-name="T1"/></text:p>
      <text:p text:style-name="Text_20_body"><text:span text:style-name="T1">To set up custom fonts like </text:span><text:span text:style-name="Strong_20_Emphasis"><text:span text:style-name="T1">Poppins</text:span></text:span><text:span text:style-name="T1"> in React Native CLI, follow these steps:</text:span></text:p>
      <text:p text:style-name="Text_20_body"><text:span text:style-name="T1"/></text:p>
      <text:h text:style-name="P1" text:outline-level="3">1. Install the Font</text:h>
      <text:p text:style-name="Text_20_body"><text:span text:style-name="T1">Download the Poppins font from </text:span><text:a xlink:type="simple" xlink:href="https://fonts.google.com/specimen/Poppins" text:style-name="Internet_20_link" text:visited-style-name="Visited_20_Internet_20_Link"><text:span text:style-name="T1">Google Fonts</text:span></text:a><text:span text:style-name="T1"> and place the </text:span><text:span text:style-name="Source_20_Text"><text:span text:style-name="T1">.ttf</text:span></text:span><text:span text:style-name="T1"> files inside your project.</text:span></text:p>
      <text:p text:style-name="Text_20_body"><text:span text:style-name="T1"/></text:p>
      <text:h text:style-name="Heading_20_3" text:outline-level="3"><text:span text:style-name="T1">2. Create a </text:span><text:span text:style-name="Source_20_Text"><text:span text:style-name="T1">assets/fonts/</text:span></text:span><text:span text:style-name="T1"> Folder</text:span></text:h>
      <text:p text:style-name="P6">Organize your fonts in:</text:p>
      <text:p text:style-name="Preformatted_20_Text"><text:span text:style-name="Source_20_Text"><text:span text:style-name="T1">src/</text:span></text:span></text:p>
      <text:p text:style-name="Preformatted_20_Text"><text:span text:style-name="Source_20_Text"><text:span text:style-name="T1"><text:s text:c="2"/>assets/</text:span></text:span></text:p>
      <text:p text:style-name="Preformatted_20_Text"><text:span text:style-name="Source_20_Text"><text:span text:style-name="T1"><text:s text:c="4"/>fonts/</text:span></text:span></text:p>
      <text:p text:style-name="Preformatted_20_Text"><text:span text:style-name="Source_20_Text"><text:span text:style-name="T1"><text:s text:c="6"/>Poppins-Regular.ttf</text:span></text:span></text:p>
      <text:p text:style-name="Preformatted_20_Text"><text:span text:style-name="Source_20_Text"><text:span text:style-name="T1"><text:s text:c="6"/>Poppins-Medium.ttf</text:span></text:span></text:p>
      <text:p text:style-name="P2"><text:span text:style-name="Source_20_Text"><text:span text:style-name="T1"><text:s text:c="6"/>Poppins-Bold.ttf</text:span></text:span></text:p>
      <text:p text:style-name="P2"><text:span text:style-name="Source_20_Text"><text:span text:style-name="T1"/></text:span></text:p>
      <text:h text:style-name="Heading_20_3" text:outline-level="3"><text:span text:style-name="T1">3. Update </text:span><text:a xlink:type="simple" xlink:href="https://react-native.config.js/" text:style-name="Internet_20_link" text:visited-style-name="Visited_20_Internet_20_Link"><text:span text:style-name="Source_20_Text"><text:span text:style-name="T1">react-native.config.js</text:span></text:span></text:a></text:h>
      <text:p text:style-name="Text_20_body"><text:span text:style-name="T1">Create or edit </text:span><text:a xlink:type="simple" xlink:href="https://react-native.config.js/" text:style-name="Internet_20_link" text:visited-style-name="Visited_20_Internet_20_Link"><text:span text:style-name="Source_20_Text"><text:span text:style-name="T1">react-native.config.js</text:span></text:span></text:a><text:span text:style-name="T1"> in the project root:</text:span></text:p>
      <text:p text:style-name="Preformatted_20_Text"><text:span text:style-name="Source_20_Text"><text:span text:style-name="T1">module.exports = {</text:span></text:span></text:p>
      <text:p text:style-name="Preformatted_20_Text"><text:span text:style-name="Source_20_Text"><text:span text:style-name="T1"><text:s text:c="2"/>assets: ['./src/assets/fonts/'],</text:span></text:span></text:p>
      <text:p text:style-name="P2"><text:span text:style-name="Source_20_Text"><text:span text:style-name="T1">};</text:span></text:span></text:p>
      <text:p text:style-name="P2"><text:span text:style-name="Source_20_Text"><text:span text:style-name="T1"/></text:span></text:p>
      <text:h text:style-name="P1" text:outline-level="3">4. Link the Fonts</text:h>
      <text:p text:style-name="P6">Run the following command:</text:p>
      <text:p text:style-name="P2"><text:span text:style-name="Source_20_Text"><text:span text:style-name="T1">npx react-native-asset</text:span></text:span></text:p>
      <text:p text:style-name="P6">This will link the fonts to your app.</text:p>
      <text:p text:style-name="P6"/>
      <text:p text:style-name="P6"/>
      <text:p text:style-name="P6"/>
      <text:p text:style-name="P6"/>
      <text:h text:style-name="P1" text:outline-level="3"><text:soft-page-break/>5. Use Fonts in Styles</text:h>
      <text:p text:style-name="Text_20_body"><text:span text:style-name="T1">Apply the fonts in a </text:span><text:span text:style-name="Source_20_Text"><text:span text:style-name="T1">StyleSheet</text:span></text:span><text:span text:style-name="T1">:</text:span></text:p>
      <text:p text:style-name="Preformatted_20_Text"><text:span text:style-name="Source_20_Text"><text:span text:style-name="T1">import { StyleSheet, Text, View } from 'react-native';</text:span></text:span></text:p>
      <text:p text:style-name="P3"/>
      <text:p text:style-name="Preformatted_20_Text"><text:span text:style-name="Source_20_Text"><text:span text:style-name="T1">const App = () =&gt; {</text:span></text:span></text:p>
      <text:p text:style-name="Preformatted_20_Text"><text:span text:style-name="Source_20_Text"><text:span text:style-name="T1"><text:s text:c="2"/>return (</text:span></text:span></text:p>
      <text:p text:style-name="Preformatted_20_Text"><text:span text:style-name="Source_20_Text"><text:span text:style-name="T1"><text:s text:c="4"/>&lt;View style={styles.container}&gt;</text:span></text:span></text:p>
      <text:p text:style-name="Preformatted_20_Text"><text:span text:style-name="Source_20_Text"><text:span text:style-name="T1"><text:s text:c="6"/>&lt;Text style={styles.text}&gt;Custom Font Example&lt;/Text&gt;</text:span></text:span></text:p>
      <text:p text:style-name="Preformatted_20_Text"><text:span text:style-name="Source_20_Text"><text:span text:style-name="T1"><text:s text:c="4"/>&lt;/View&gt;</text:span></text:span></text:p>
      <text:p text:style-name="Preformatted_20_Text"><text:span text:style-name="Source_20_Text"><text:span text:style-name="T1"><text:s text:c="2"/>);</text:span></text:span></text:p>
      <text:p text:style-name="Preformatted_20_Text"><text:span text:style-name="Source_20_Text"><text:span text:style-name="T1">};</text:span></text:span></text:p>
      <text:p text:style-name="P3"/>
      <text:p text:style-name="Preformatted_20_Text"><text:span text:style-name="Source_20_Text"><text:span text:style-name="T1">const styles = StyleSheet.create({</text:span></text:span></text:p>
      <text:p text:style-name="Preformatted_20_Text"><text:span text:style-name="Source_20_Text"><text:span text:style-name="T1"><text:s text:c="2"/>container: {</text:span></text:span></text:p>
      <text:p text:style-name="Preformatted_20_Text"><text:span text:style-name="Source_20_Text"><text:span text:style-name="T1"><text:s text:c="4"/>flex: 1,</text:span></text:span></text:p>
      <text:p text:style-name="Preformatted_20_Text"><text:span text:style-name="Source_20_Text"><text:span text:style-name="T1"><text:s text:c="4"/>justifyContent: 'center',</text:span></text:span></text:p>
      <text:p text:style-name="Preformatted_20_Text"><text:span text:style-name="Source_20_Text"><text:span text:style-name="T1"><text:s text:c="4"/>alignItems: 'center',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text: {</text:span></text:span></text:p>
      <text:p text:style-name="Preformatted_20_Text"><text:span text:style-name="Source_20_Text"><text:span text:style-name="T1"><text:s text:c="4"/>fontFamily: 'Poppins-Medium', // Ensure the name matches the TTF file</text:span></text:span></text:p>
      <text:p text:style-name="Preformatted_20_Text"><text:span text:style-name="Source_20_Text"><text:span text:style-name="T1"><text:s text:c="4"/>fontSize: 20,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});</text:span></text:span></text:p>
      <text:p text:style-name="P3"/>
      <text:p text:style-name="P2"><text:span text:style-name="Source_20_Text"><text:span text:style-name="T1">export default App;</text:span></text:span></text:p>
      <text:p text:style-name="P2"><text:span text:style-name="Source_20_Text"><text:span text:style-name="T1"/></text:span></text:p>
      <text:h text:style-name="P1" text:outline-level="3">6. Restart the App</text:h>
      <text:p text:style-name="P6">Make sure to restart the app for the changes to take effect:</text:p>
      <text:p text:style-name="Preformatted_20_Text"><text:span text:style-name="Source_20_Text"><text:span text:style-name="T1">npx react-native run-android <text:s/># Android</text:span></text:span></text:p>
      <text:p text:style-name="P2"><text:span text:style-name="Source_20_Text"><text:span text:style-name="T1">npx react-native run-ios <text:s/># iOS</text:span></text:span></text:p>
      <text:h text:style-name="P1" text:outline-level="3">Best Practices:</text:h>
      <text:list xml:id="list1103461147" text:style-name="L1">
        <text:list-item>
          <text:p text:style-name="P5"><text:span text:style-name="T1">Use </text:span><text:span text:style-name="Strong_20_Emphasis"><text:span text:style-name="T1">consistent naming</text:span></text:span><text:span text:style-name="T1"> for fonts (</text:span><text:a xlink:type="simple" xlink:href="https://Poppins-Medium.ttf/" text:style-name="Internet_20_link" text:visited-style-name="Visited_20_Internet_20_Link"><text:span text:style-name="Source_20_Text"><text:span text:style-name="T1">Poppins-Medium.ttf</text:span></text:span></text:a><text:span text:style-name="Source_20_Text"><text:span text:style-name="T1"> → 'Poppins-Medium'</text:span></text:span><text:span text:style-name="T1">).</text:span></text:p>
        </text:list-item>
        <text:list-item>
          <text:p text:style-name="P5"><text:span text:style-name="T1">Store fonts inside </text:span><text:span text:style-name="Source_20_Text"><text:span text:style-name="T1">src/assets/fonts/</text:span></text:span><text:span text:style-name="T1"> for better organization.</text:span></text:p>
        </text:list-item>
        <text:list-item>
          <text:p text:style-name="P7">Restart the app to ensure proper linking.</text:p>
        </text:list-item>
      </text:list>
      <text:p text:style-name="P6">This setup ensures scalable and maintainable custom font integration. Let me know if you face any issues!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09:06:20.572676567</meta:creation-date>
    <dc:date>2025-06-10T09:08:19.387409959</dc:date>
    <meta:editing-duration>PT1M59S</meta:editing-duration>
    <meta:editing-cycles>1</meta:editing-cycles>
    <meta:document-statistic meta:table-count="0" meta:image-count="0" meta:object-count="0" meta:page-count="2" meta:paragraph-count="52" meta:word-count="229" meta:character-count="1557" meta:non-whitespace-character-count="1309"/>
    <meta:generator>LibreOffice/7.3.7.2$Linux_X86_64 LibreOffice_project/30$Build-2</meta:generator>
  </office:meta>
</office:document-meta>
</file>